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</office:automatic-styles>
  <office:body>
    <office:spreadsheet>
      <table:table table:name="captura" table:style-name="ta1"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24203297370494">
            <text:p>4,2420329737</text:p>
          </table:table-cell>
          <table:table-cell office:value-type="float" office:value="0">
            <text:p>0</text:p>
          </table:table-cell>
          <table:table-cell office:value-type="float" office:value="5.02967508298964">
            <text:p>5,029675083</text:p>
          </table:table-cell>
          <table:table-cell office:value-type="float" office:value="3.98346337139121">
            <text:p>3,9834633714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0.545932253849">
            <text:p>20,5459322538</text:p>
          </table:table-cell>
          <table:table-cell office:value-type="float" office:value="0">
            <text:p>0</text:p>
          </table:table-cell>
          <table:table-cell office:value-type="float" office:value="6.70750112045757">
            <text:p>6,7075011205</text:p>
          </table:table-cell>
          <table:table-cell office:value-type="float" office:value="5.78709697112497">
            <text:p>5,7870969711</text:p>
          </table:table-cell>
          <table:table-cell office:value-type="float" office:value="883.486590909091">
            <text:p>883,4865909091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.343317962743">
            <text:p>3,3433179627</text:p>
          </table:table-cell>
          <table:table-cell office:value-type="float" office:value="0">
            <text:p>0</text:p>
          </table:table-cell>
          <table:table-cell office:value-type="float" office:value="4.22618544501733">
            <text:p>4,226185445</text:p>
          </table:table-cell>
          <table:table-cell office:value-type="float" office:value="3.48556089074782">
            <text:p>3,4855608907</text:p>
          </table:table-cell>
          <table:table-cell office:value-type="float" office:value="844.5475">
            <text:p>844,5475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5.97467101604766">
            <text:p>5,974671016</text:p>
          </table:table-cell>
          <table:table-cell office:value-type="float" office:value="0">
            <text:p>0</text:p>
          </table:table-cell>
          <table:table-cell office:value-type="float" office:value="4.37320971727199">
            <text:p>4,3732097173</text:p>
          </table:table-cell>
          <table:table-cell office:value-type="float" office:value="3.53657711608685">
            <text:p>3,5365771161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19.649338252216">
            <text:p>19,6493382522</text:p>
          </table:table-cell>
          <table:table-cell office:value-type="float" office:value="0">
            <text:p>0</text:p>
          </table:table-cell>
          <table:table-cell office:value-type="float" office:value="7.41693954823421">
            <text:p>7,4169395482</text:p>
          </table:table-cell>
          <table:table-cell office:value-type="float" office:value="7.27207744768276">
            <text:p>7,2720774477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755">
            <text:p>755</text:p>
          </table:table-cell>
          <table:table-cell office:value-type="float" office:value="62.5554842599752">
            <text:p>62,55548426</text:p>
          </table:table-cell>
          <table:table-cell office:value-type="float" office:value="0">
            <text:p>0</text:p>
          </table:table-cell>
          <table:table-cell office:value-type="float" office:value="7.43765386646436">
            <text:p>7,4376538665</text:p>
          </table:table-cell>
          <table:table-cell office:value-type="float" office:value="48.946678950998">
            <text:p>48,946678951</text:p>
          </table:table-cell>
          <table:table-cell office:value-type="float" office:value="6738.87225">
            <text:p>6738,87225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478">
            <text:p>478</text:p>
          </table:table-cell>
          <table:table-cell office:value-type="float" office:value="47.5592821408187">
            <text:p>47,5592821408</text:p>
          </table:table-cell>
          <table:table-cell table:style-name="ce1" office:value-type="float" office:value="0.00025">
            <text:p>2,50E-004</text:p>
          </table:table-cell>
          <table:table-cell office:value-type="float" office:value="7.48975308156528">
            <text:p>7,4897530816</text:p>
          </table:table-cell>
          <table:table-cell office:value-type="float" office:value="9.67468557372913">
            <text:p>9,6746855737</text:p>
          </table:table-cell>
          <table:table-cell office:value-type="float" office:value="1322.72425">
            <text:p>1322,7242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666">
            <text:p>666</text:p>
          </table:table-cell>
          <table:table-cell office:value-type="float" office:value="49.6459566367017">
            <text:p>49,6459566367</text:p>
          </table:table-cell>
          <table:table-cell office:value-type="float" office:value="0">
            <text:p>0</text:p>
          </table:table-cell>
          <table:table-cell office:value-type="float" office:value="8.78552876986124">
            <text:p>8,7855287699</text:p>
          </table:table-cell>
          <table:table-cell office:value-type="float" office:value="11.2615350103321">
            <text:p>11,2615350103</text:p>
          </table:table-cell>
          <table:table-cell office:value-type="float" office:value="1312.59166666667">
            <text:p>1312,5916666667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8.68030781424253">
            <text:p>8,6803078142</text:p>
          </table:table-cell>
          <table:table-cell office:value-type="float" office:value="0">
            <text:p>0</text:p>
          </table:table-cell>
          <table:table-cell office:value-type="float" office:value="1.43983816219057">
            <text:p>1,4398381622</text:p>
          </table:table-cell>
          <table:table-cell office:value-type="float" office:value="1.50311230017746">
            <text:p>1,5031123002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7.74699286416994">
            <text:p>7,7469928642</text:p>
          </table:table-cell>
          <table:table-cell office:value-type="float" office:value="0">
            <text:p>0</text:p>
          </table:table-cell>
          <table:table-cell office:value-type="float" office:value="1.43876870174505">
            <text:p>1,4387687017</text:p>
          </table:table-cell>
          <table:table-cell office:value-type="float" office:value="1.57927345777484">
            <text:p>1,5792734578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1600">
            <text:p>16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office:value-type="float" office:value="9.32100616132052">
            <text:p>9,3210061613</text:p>
          </table:table-cell>
          <table:table-cell office:value-type="float" office:value="0">
            <text:p>0</text:p>
          </table:table-cell>
          <table:table-cell office:value-type="float" office:value="2.79376431804213">
            <text:p>2,793764318</text:p>
          </table:table-cell>
          <table:table-cell office:value-type="float" office:value="1.14587989607197">
            <text:p>1,1458798961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.16517994465693">
            <text:p>6,1651799447</text:p>
          </table:table-cell>
          <table:table-cell office:value-type="float" office:value="0">
            <text:p>0</text:p>
          </table:table-cell>
          <table:table-cell office:value-type="float" office:value="1.42571490691864">
            <text:p>1,4257149069</text:p>
          </table:table-cell>
          <table:table-cell office:value-type="float" office:value="83.8637809602903">
            <text:p>83,8637809603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800">
            <text:p>8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.42316662173437">
            <text:p>8,4231666217</text:p>
          </table:table-cell>
          <table:table-cell office:value-type="float" office:value="0">
            <text:p>0</text:p>
          </table:table-cell>
          <table:table-cell office:value-type="float" office:value="1.40837383875176">
            <text:p>1,4083738388</text:p>
          </table:table-cell>
          <table:table-cell office:value-type="float" office:value="2.06442298043593">
            <text:p>2,0644229804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800">
            <text:p>800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95">
            <text:p>395</text:p>
          </table:table-cell>
          <table:table-cell office:value-type="float" office:value="39.3975055523824">
            <text:p>39,3975055524</text:p>
          </table:table-cell>
          <table:table-cell office:value-type="float" office:value="0">
            <text:p>0</text:p>
          </table:table-cell>
          <table:table-cell office:value-type="float" office:value="1.40488654663082">
            <text:p>1,4048865466</text:p>
          </table:table-cell>
          <table:table-cell office:value-type="float" office:value="2.12226531425117">
            <text:p>2,1222653143</text:p>
          </table:table-cell>
          <table:table-cell office:value-type="float" office:value="1546.88625">
            <text:p>1546,88625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1200">
            <text:p>1200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294">
            <text:p>294</text:p>
          </table:table-cell>
          <table:table-cell office:value-type="float" office:value="30.3447617550743">
            <text:p>30,3447617551</text:p>
          </table:table-cell>
          <table:table-cell office:value-type="float" office:value="0">
            <text:p>0</text:p>
          </table:table-cell>
          <table:table-cell office:value-type="float" office:value="2.82220795439312">
            <text:p>2,8222079544</text:p>
          </table:table-cell>
          <table:table-cell office:value-type="float" office:value="7.53503570901507">
            <text:p>7,535035709</text:p>
          </table:table-cell>
          <table:table-cell office:value-type="float" office:value="2733.98583333333">
            <text:p>2733,9858333333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1200">
            <text:p>1200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293">
            <text:p>293</text:p>
          </table:table-cell>
          <table:table-cell office:value-type="float" office:value="35.3598328203533">
            <text:p>35,3598328204</text:p>
          </table:table-cell>
          <table:table-cell office:value-type="float" office:value="0">
            <text:p>0</text:p>
          </table:table-cell>
          <table:table-cell office:value-type="float" office:value="2.84353451340016">
            <text:p>2,8435345134</text:p>
          </table:table-cell>
          <table:table-cell office:value-type="float" office:value="2.89823923011303">
            <text:p>2,8982392301</text:p>
          </table:table-cell>
          <table:table-cell office:value-type="float" office:value="1043.7">
            <text:p>1043,7</text:p>
          </table:table-cell>
        </table:table-row>
        <table:table-row table:style-name="ro1">
          <table:table-cell table:number-columns-repeated="8"/>
          <table:table-cell office:value-type="float" office:value="156.399341711788">
            <text:p>156,3993417118</text:p>
          </table:table-cell>
          <table:table-cell office:value-type="float" office:value="2966.00994444444">
            <text:p>2966,0099444445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5600">
            <text:p>560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27.1365098540684">
            <text:p>27,1365098541</text:p>
          </table:table-cell>
          <table:table-cell office:value-type="float" office:value="0">
            <text:p>0</text:p>
          </table:table-cell>
          <table:table-cell office:value-type="float" office:value="10.3477012396916">
            <text:p>10,3477012397</text:p>
          </table:table-cell>
          <table:table-cell office:value-type="float" office:value="3.15353701982509">
            <text:p>3,1535370198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36000">
            <text:p>3600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office:value-type="float" office:value="45.4484920745316">
            <text:p>45,4484920745</text:p>
          </table:table-cell>
          <table:table-cell table:style-name="ce1" office:value-type="float" office:value="0.0000277777777777778">
            <text:p>2,78E-005</text:p>
          </table:table-cell>
          <table:table-cell office:value-type="float" office:value="53.9960852838169">
            <text:p>53,9960852838</text:p>
          </table:table-cell>
          <table:table-cell office:value-type="float" office:value="200.447381023587">
            <text:p>200,4473810236</text:p>
          </table:table-cell>
          <table:table-cell office:value-type="float" office:value="3077.03813333333">
            <text:p>3077,0381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53.9960852838169">
            <text:p>54,00</text:p>
          </table:table-cell>
          <table:table-cell table:style-name="ce3" table:formula="of:=[sincronizados.C2]" office:value-type="float" office:value="27">
            <text:p>27,00</text:p>
          </table:table-cell>
          <table:table-cell table:style-name="ce3" table:formula="of:=(SUM([parciales.C2:parciales.C100]))/(COUNTIF([parciales.A1:parciales.A100];&quot;&lt;&gt;0&quot;) - 1)" office:value-type="float" office:value="29.375">
            <text:p>29,38</text:p>
          </table:table-cell>
          <table:table-cell table:style-name="ce3" table:formula="of:=[sincronizados.F2]" office:value-type="float" office:value="27.1365098540684">
            <text:p>27,14</text:p>
          </table:table-cell>
          <table:table-cell table:style-name="ce3" table:formula="of:=(SUM([parciales.F2:parciales.F100]))/(COUNTIF([parciales.A1:parciales.A100];&quot;&lt;&gt;0&quot;) - 1)" office:value-type="float" office:value="22.4346730643744">
            <text:p>22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35:03</dc:date>
    <dc:creator>diego </dc:creator>
    <meta:editing-duration>PT3M34S</meta:editing-duration>
    <meta:editing-cycles>4</meta:editing-cycles>
    <meta:generator>LibreOffice/3.5$Linux_X86_64 LibreOffice_project/350m1$Build-2</meta:generator>
    <meta:document-statistic meta:table-count="5" meta:cell-count="222" meta:object-count="0"/>
  </office:meta>
</office:document-meta>
</file>